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fo:font-size="13pt" officeooo:paragraph-rsid="001e1074" style:font-size-asian="13pt" style:font-size-complex="13pt"/>
    </style:style>
    <style:style style:name="P2" style:family="paragraph" style:parent-style-name="Standard">
      <style:text-properties fo:font-size="13pt" style:text-underline-style="solid" style:text-underline-width="auto" style:text-underline-color="font-color" style:font-size-asian="13pt" style:font-size-complex="13pt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text-properties officeooo:paragraph-rsid="001e1074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4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T1" style:family="text">
      <style:text-properties fo:font-weight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bold" style:font-size-asian="10pt" style:font-size-complex="10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fo:font-weight="bold" style:font-size-asian="11pt" style:font-size-complex="11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font-weight="bold" style:font-size-asian="12pt" style:font-size-complex="12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387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637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888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5.138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6.389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64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89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10.141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1.391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642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1.387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637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888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5.138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6.389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64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89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10.141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1.391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642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ject Structure </text:p>
      <text:p text:style-name="Standard"/>
      <text:p text:style-name="Standard"/>
      <text:p text:style-name="Standard">terraform/</text:p>
      <text:p text:style-name="Standard">├── environments</text:p>
      <text:p text:style-name="Standard">│ <text:s text:c="2"/>├── dev</text:p>
      <text:p text:style-name="Standard">│ <text:s text:c="2"/>│ <text:s text:c="2"/>├── main.tf</text:p>
      <text:p text:style-name="Standard">│ <text:s text:c="2"/>│ <text:s text:c="2"/>└── variables.tf</text:p>
      <text:p text:style-name="Standard">│ <text:s text:c="2"/>├── prod</text:p>
      <text:p text:style-name="Standard">│ <text:s text:c="2"/>│ <text:s text:c="2"/>├── main.tf</text:p>
      <text:p text:style-name="Standard">│ <text:s text:c="2"/>│ <text:s text:c="2"/>└── variables.tf</text:p>
      <text:p text:style-name="Standard">│ <text:s text:c="2"/>└── staging</text:p>
      <text:p text:style-name="Standard">│ <text:s text:c="6"/>├── main.tf</text:p>
      <text:p text:style-name="Standard">│ <text:s text:c="6"/>└── variables.tf</text:p>
      <text:p text:style-name="Standard">├── modules</text:p>
      <text:p text:style-name="Standard">│ <text:s text:c="2"/>├── vpc</text:p>
      <text:p text:style-name="Standard">│ <text:s text:c="2"/>│ <text:s text:c="2"/>├── main.tf</text:p>
      <text:p text:style-name="Standard">│ <text:s text:c="2"/>│ <text:s text:c="2"/>├── outputs.tf</text:p>
      <text:p text:style-name="Standard">│ <text:s text:c="2"/>│ <text:s text:c="2"/>└── variables.tf</text:p>
      <text:p text:style-name="Standard">│ <text:s text:c="2"/>└── vm-instance</text:p>
      <text:p text:style-name="Standard">│ <text:s text:c="6"/>├── main.tf</text:p>
      <text:p text:style-name="Standard">│ <text:s text:c="6"/>├── outputs.tf</text:p>
      <text:p text:style-name="Standard">│ <text:s text:c="6"/>└── variables.tf</text:p>
      <text:p text:style-name="Standard">└── main.tf</text:p>
      <text:p text:style-name="Standard"/>
      <text:h text:style-name="P1" text:outline-level="3">Breakdown of the Structure</text:h>
      <text:p text:style-name="P3"/>
      <text:list xml:id="list3467667604" text:style-name="L1">
        <text:list-item>
          <text:p text:style-name="P5"><text:span text:style-name="Source_20_Text"><text:span text:style-name="T7">terraform/</text:span></text:span><text:span text:style-name="T6">: This is the root directory that contains your entire IaC project.</text:span></text:p>
        </text:list-item>
      </text:list>
      <text:list xml:id="list227259155" text:style-name="L2">
        <text:list-item>
          <text:p text:style-name="P6"><text:span text:style-name="Source_20_Text"><text:span text:style-name="T7">main.tf</text:span></text:span><text:span text:style-name="T6">: This file, at the root, acts as the entry point for your project. You typically define your providers here and call the modules with their respective inputs.</text:span></text:p>
        </text:list-item>
        <text:list-item>
          <text:p text:style-name="P6"><text:span text:style-name="Source_20_Text"><text:span text:style-name="T7">modules/</text:span></text:span><text:span text:style-name="T6">: This directory contains reusable, self-contained pieces of infrastructure. In your case, you have:</text:span></text:p>
        </text:list-item>
      </text:list>
      <text:list xml:id="list2450337965" text:style-name="L4">
        <text:list-item>
          <text:p text:style-name="P7"><text:span text:style-name="Source_20_Text"><text:span text:style-name="T7">vpc/</text:span></text:span><text:span text:style-name="T6">: A module to create a Virtual Private Cloud. It will have </text:span><text:span text:style-name="Source_20_Text"><text:span text:style-name="T6">main.tf</text:span></text:span><text:span text:style-name="T6"> to define the resources, </text:span><text:span text:style-name="Source_20_Text"><text:span text:style-name="T6">variables.tf</text:span></text:span><text:span text:style-name="T6"> to accept inputs like the VPC name and CIDR block, and </text:span><text:span text:style-name="Source_20_Text"><text:span text:style-name="T6">outputs.tf</text:span></text:span><text:span text:style-name="T6"> to expose information like the VPC ID.</text:span></text:p>
        </text:list-item>
        <text:list-item>
          <text:p text:style-name="P7"><text:span text:style-name="Source_20_Text"><text:span text:style-name="T7">vm-instance/</text:span></text:span><text:span text:style-name="T6">: A module for a VM. This module would take variables like instance type and image ID and output the public IP address.</text:span></text:p>
        </text:list-item>
      </text:list>
      <text:list xml:id="list164626865428966" text:continue-list="list227259155" text:style-name="L2">
        <text:list-item>
          <text:p text:style-name="P6"><text:span text:style-name="Source_20_Text"><text:span text:style-name="T7">environments/</text:span></text:span><text:span text:style-name="T6">: This directory contains the specific configurations for each of your deployment environments.</text:span></text:p>
        </text:list-item>
      </text:list>
      <text:list xml:id="list3080517830" text:style-name="L6">
        <text:list-item>
          <text:p text:style-name="P8"><text:span text:style-name="Source_20_Text"><text:span text:style-name="T7">dev/</text:span></text:span><text:span text:style-name="T6">: The configuration for your development environment. Its </text:span><text:span text:style-name="Source_20_Text"><text:span text:style-name="T6">main.tf</text:span></text:span><text:span text:style-name="T6"> will call the </text:span><text:span text:style-name="Source_20_Text"><text:span text:style-name="T6">vpc</text:span></text:span><text:span text:style-name="T6"> and </text:span><text:span text:style-name="Source_20_Text"><text:span text:style-name="T6">vm-instance</text:span></text:span><text:span text:style-name="T6"> modules and pass in specific values suitable for a dev environment (e.g., smaller instance sizes).</text:span></text:p>
        </text:list-item>
        <text:list-item>
          <text:p text:style-name="P8"><text:span text:style-name="Source_20_Text"><text:span text:style-name="T7">prod/</text:span></text:span><text:span text:style-name="T6">: The configuration for your production environment, with its own unique values (e.g., larger instances, different network settings).</text:span></text:p>
        </text:list-item>
        <text:list-item>
          <text:p text:style-name="P8"><text:soft-page-break/><text:span text:style-name="Source_20_Text"><text:span text:style-name="T7">staging/</text:span></text:span><text:span text:style-name="T6">: The environment for pre-production testing, configured to mirror </text:span><text:span text:style-name="Source_20_Text"><text:span text:style-name="T6">prod</text:span></text:span><text:span text:style-name="T6"> as closely as possible.</text:span></text:p>
        </text:list-item>
      </text:list>
      <text:list xml:id="list164626686185827" text:continue-list="list164626865428966" text:style-name="L2">
        <text:list-item>
          <text:p text:style-name="P6"/>
        </text:list-item>
      </text:list>
      <text:p text:style-name="Standard"/>
      <text:p text:style-name="P4">terraform/</text:p>
      <text:p text:style-name="P4">├── environments</text:p>
      <text:p text:style-name="P4">│ <text:s text:c="2"/>├── dev</text:p>
      <text:p text:style-name="P4">│ <text:s text:c="2"/>│ <text:s text:c="2"/>└── terraform.tfvars</text:p>
      <text:p text:style-name="P4">│ <text:s text:c="2"/>├── prod</text:p>
      <text:p text:style-name="P4">│ <text:s text:c="2"/>│ <text:s text:c="2"/>└── terraform.tfvars</text:p>
      <text:p text:style-name="P4">│ <text:s text:c="2"/>└── staging</text:p>
      <text:p text:style-name="P4">│ <text:s text:c="6"/>└── terraform.tfvars</text:p>
      <text:p text:style-name="P4">├── main</text:p>
      <text:p text:style-name="P4">│ <text:s text:c="2"/>├── main.tf</text:p>
      <text:p text:style-name="P4">│ <text:s text:c="2"/>├── outputs.tf</text:p>
      <text:p text:style-name="P4">│ <text:s text:c="2"/>└── variables.tf</text:p>
      <text:p text:style-name="P4">├── modules</text:p>
      <text:p text:style-name="P4">│ <text:s text:c="2"/>├── vpc</text:p>
      <text:p text:style-name="P4">│ <text:s text:c="2"/>│ <text:s text:c="2"/>├── main.tf</text:p>
      <text:p text:style-name="P4">│ <text:s text:c="2"/>│ <text:s text:c="2"/>├── outputs.tf</text:p>
      <text:p text:style-name="P4">│ <text:s text:c="2"/>│ <text:s text:c="2"/>└── variables.tf</text:p>
      <text:p text:style-name="P4">│ <text:s text:c="2"/>└── vm-instance</text:p>
      <text:p text:style-name="P4">│ <text:s text:c="6"/>├── main.tf</text:p>
      <text:p text:style-name="P4">│ <text:s text:c="6"/>├── outputs.tf</text:p>
      <text:p text:style-name="P4">│ <text:s text:c="6"/>└── variables.tf</text:p>
      <text:p text:style-name="P4"/>
      <text:p text:style-name="P4"/>
      <text:h text:style-name="P1" text:outline-level="3">Breakdown of the Structure</text:h>
      <text:list xml:id="list3351163773" text:style-name="L7">
        <text:list-item>
          <text:p text:style-name="P9"><text:span text:style-name="Source_20_Text"><text:span text:style-name="T1">terraform/</text:span></text:span>: This is the root of your project. You would run <text:span text:style-name="Source_20_Text">terraform init</text:span>, <text:span text:style-name="Source_20_Text">plan</text:span>, and <text:span text:style-name="Source_20_Text">apply</text:span> from here.</text:p>
        </text:list-item>
        <text:list-item>
          <text:p text:style-name="P9"><text:span text:style-name="Source_20_Text"><text:span text:style-name="T1">main/</text:span></text:span>: This directory contains the core, top-level configuration for your infrastructure project.</text:p>
          <text:list>
            <text:list-item>
              <text:p text:style-name="P9"><text:span text:style-name="Source_20_Text"><text:span text:style-name="T1">main.tf</text:span></text:span>: This file is where you define the <text:span text:style-name="Source_20_Text">module</text:span> blocks that call the reusable modules from the <text:span text:style-name="Source_20_Text">modules</text:span> directory. It will pull in variables from <text:span text:style-name="Source_20_Text">terraform.tfvars</text:span> files in the <text:span text:style-name="Source_20_Text">environments</text:span> directory.</text:p>
            </text:list-item>
            <text:list-item>
              <text:p text:style-name="P9"><text:span text:style-name="Source_20_Text"><text:span text:style-name="T1">variables.tf</text:span></text:span>: This file defines all the top-level variables that the <text:span text:style-name="Source_20_Text">main.tf</text:span> needs. These variables would be populated by the <text:span text:style-name="Source_20_Text">terraform.tfvars</text:span> files in your environments.</text:p>
            </text:list-item>
            <text:list-item>
              <text:p text:style-name="P9"><text:span text:style-name="Source_20_Text"><text:span text:style-name="T1">outputs.tf</text:span></text:span>: This file defines the top-level outputs for your entire project (e.g., the public IP of a VM, a VPC ID, or an S3 bucket name). These outputs are what the user would see after a successful <text:span text:style-name="Source_20_Text">terraform apply</text:span>.</text:p>
            </text:list-item>
          </text:list>
        </text:list-item>
        <text:list-item>
          <text:p text:style-name="P9"><text:span text:style-name="Source_20_Text"><text:span text:style-name="T1">modules/</text:span></text:span>: Contains the reusable building blocks of your infrastructure.</text:p>
        </text:list-item>
        <text:list-item>
          <text:p text:style-name="P9"><text:soft-page-break/><text:span text:style-name="Source_20_Text"><text:span text:style-name="T1">environments/</text:span></text:span>: Holds the variable files (<text:span text:style-name="Source_20_Text">.tfvars</text:span>) for each specific environment, which are used to configure the resources defined in <text:span text:style-name="Source_20_Text">main/</text:span>.</text:p>
        </text:list-item>
      </text:list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0T11:31:50.564160766</meta:creation-date>
    <dc:date>2025-08-20T11:58:28.008206367</dc:date>
    <meta:editing-duration>PT5M4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3" meta:paragraph-count="62" meta:word-count="497" meta:character-count="3084" meta:non-whitespace-character-count="2536"/>
  </office:meta>
</office:document-meta>
</file>